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7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4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Metric \ Data Subset</text:p>
          </table:table-cell>
          <table:table-cell table:style-name="ce2" office:value-type="string" calcext:value-type="string" table:number-columns-spanned="3" table:number-rows-spanned="1">
            <text:p>Full Dataset</text:p>
          </table:table-cell>
          <table:covered-table-cell table:number-columns-repeated="2" table:style-name="ce2"/>
          <table:table-cell office:value-type="string" calcext:value-type="string" table:number-columns-spanned="3" table:number-rows-spanned="1">
            <text:p>Limited Datase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Binary Dataset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Metric \ Model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XGBoost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XGBoos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XGBoost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3" office:value-type="float" office:value="0.7449" calcext:value-type="float">
            <text:p>0.7449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5566" calcext:value-type="float">
            <text:p>0.5566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98" calcext:value-type="float">
            <text:p>0.598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5567" calcext:value-type="float">
            <text:p>0.556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3" office:value-type="float" office:value="0.7449" calcext:value-type="float">
            <text:p>0.7449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5566" calcext:value-type="float">
            <text:p>0.5566</text:p>
          </table:table-cell>
        </table:table-row>
        <table:table-row table:style-name="ro1">
          <table:table-cell office:value-type="string" calcext:value-type="string">
            <text:p>F-score</text:p>
          </table:table-cell>
          <table:table-cell office:value-type="float" office:value="0.6407" calcext:value-type="float">
            <text:p>0.6407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5566" calcext:value-type="float">
            <text:p>0.5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7:35:49.056682040</meta:creation-date>
    <dc:date>2017-05-04T18:42:47.687903916</dc:date>
    <meta:editing-duration>PT58M4S</meta:editing-duration>
    <meta:editing-cycles>4</meta:editing-cycles>
    <meta:generator>LibreOffice/4.2.8.2$Linux_X86_64 LibreOffice_project/420m0$Build-2</meta:generator>
    <meta:document-statistic meta:table-count="1" meta:cell-count="54" meta:object-count="0"/>
  </office:meta>
</office:document-meta>
</file>